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df14"/>
    </style:style>
    <style:style style:name="P2" style:family="paragraph" style:parent-style-name="Standard">
      <style:text-properties officeooo:paragraph-rsid="001095b5"/>
    </style:style>
    <style:style style:name="P3" style:family="paragraph" style:parent-style-name="Standard">
      <style:text-properties officeooo:rsid="001095b5" officeooo:paragraph-rsid="001095b5"/>
    </style:style>
    <style:style style:name="P4" style:family="paragraph" style:parent-style-name="Standard">
      <style:text-properties officeooo:paragraph-rsid="001095b5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officeooo:rsid="000bdf14" officeooo:paragraph-rsid="00119781"/>
    </style:style>
    <style:style style:name="P6" style:family="paragraph" style:parent-style-name="Text_20_body">
      <style:paragraph-properties fo:margin-left="0.529cm" fo:margin-right="0cm" fo:margin-top="0cm" fo:margin-bottom="0.265cm" loext:contextual-spacing="false" fo:text-indent="0cm" style:auto-text-indent="false"/>
      <style:text-properties officeooo:rsid="000da7f8" officeooo:paragraph-rsid="00119781"/>
    </style:style>
    <style:style style:name="P7" style:family="paragraph" style:parent-style-name="Text_20_body">
      <style:paragraph-properties fo:margin-left="0.529cm" fo:margin-right="0cm" fo:margin-top="0cm" fo:margin-bottom="0.265cm" loext:contextual-spacing="false" fo:text-indent="0cm" style:auto-text-indent="false"/>
      <style:text-properties officeooo:rsid="001095b5" officeooo:paragraph-rsid="00119781"/>
    </style:style>
    <style:style style:name="T1" style:family="text">
      <style:text-properties officeooo:rsid="000bdf14"/>
    </style:style>
    <style:style style:name="T2" style:family="text">
      <style:text-properties officeooo:rsid="000f054b"/>
    </style:style>
    <style:style style:name="T3" style:family="text">
      <style:text-properties officeooo:rsid="001095b5"/>
    </style:style>
    <style:style style:name="T4" style:family="text">
      <style:text-properties officeooo:rsid="001197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Задач<text:span text:style-name="T1">а</text:span> этого проекта </text:p>
      <text:p text:style-name="P2">- Cоздадите свою модель, основанную на алгоритмах машинного обучения.</text:p>
      <text:p text:style-name="P2">- При<text:span text:style-name="T3">нять</text:span> участие в соревновании на <text:span text:style-name="Emphasis">kaggle.</text:span></text:p>
      <text:p text:style-name="P2">- Пой<text:span text:style-name="T3">ня</text:span>т<text:span text:style-name="T3">ь</text:span>, как правильно «готовить» данные, чтобы ваша модель работала лучше. </text:p>
      <text:p text:style-name="P1"/>
      <text:p text:style-name="P2"><text:span text:style-name="T3">По итогам работы на <text:s/></text:span><text:span text:style-name="Emphasis"><text:span text:style-name="T3">kaggle удалось поучаствовать в конкурсе.</text:span></text:span></text:p>
      <text:p text:style-name="P3"><text:span text:style-name="Emphasis"/></text:p>
      <text:p text:style-name="P5">Саморефлексия:</text:p>
      <text:p text:style-name="P6">1. Наибольшее удовлетворение в этой работе принесла итоговая часть, когда стал<text:span text:style-name="T4">и понятны взаимосвязи параметров и начала получаться моедель</text:span>.</text:p>
      <text:p text:style-name="P6">2. Результатом для себя считаю более менее связное представление о <text:span text:style-name="T4">подготовке данных, их различных вариантов</text:span>.</text:p>
      <text:p text:style-name="P7"><text:span text:style-name="Emphasis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2T22:33:53.944088077</meta:creation-date>
    <dc:date>2021-07-22T04:01:51.241190904</dc:date>
    <meta:editing-duration>PT31M1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73" meta:character-count="534" meta:non-whitespace-character-count="466"/>
  </office:meta>
</office:document-meta>
</file>